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dad" officeooo:paragraph-rsid="001a0dad"/>
    </style:style>
    <style:style style:name="P2" style:family="paragraph" style:parent-style-name="Standard">
      <style:text-properties officeooo:rsid="001b070c" officeooo:paragraph-rsid="001b070c"/>
    </style:style>
    <style:style style:name="P3" style:family="paragraph" style:parent-style-name="Standard">
      <style:text-properties officeooo:rsid="001d3220" officeooo:paragraph-rsid="001d3220"/>
    </style:style>
    <style:style style:name="P4" style:family="paragraph" style:parent-style-name="Standard">
      <style:text-properties officeooo:paragraph-rsid="001d3220"/>
    </style:style>
    <style:style style:name="T1" style:family="text">
      <style:text-properties officeooo:rsid="001d3220"/>
    </style:style>
    <style:style style:name="T2" style:family="text">
      <style:text-properties officeooo:rsid="001e5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ji coba performance spring boot application menggunakan jmeter.</text:p>
      <text:p text:style-name="P1"/>
      <text:p text:style-name="P2">Aplikasi di jalankan di digital ocean dengan spesifikasi droplet :</text:p>
      <text:p text:style-name="P2">- 1 VCPU</text:p>
      <text:p text:style-name="P2">- 1 GB Memory</text:p>
      <text:p text:style-name="P2"/>
      <text:p text:style-name="P2"/>
      <text:p text:style-name="P3">Referensi :</text:p>
      <text:p text:style-name="P4"><text:span text:style-name="T1">- </text:span><text:a xlink:type="simple" xlink:href="https://jmeter.apache.org/download_jmeter.cgi" text:style-name="Internet_20_link" text:visited-style-name="Visited_20_Internet_20_Link">https://jmeter.apache.org/download_jmeter.cgi</text:a></text:p>
      <text:p text:style-name="P4">- <text:a xlink:type="simple" xlink:href="https://www.guru99.com/jmeter-performance-testing.html" text:style-name="Internet_20_link" text:visited-style-name="Visited_20_Internet_20_Link">https://www.guru99.com/jmeter-performance-testing.html</text:a></text:p>
      <text:p text:style-name="P4">- <text:a xlink:type="simple" xlink:href="https://medium.com/@chamikakasun/rest-api-load-testing-with-apache-jmeter-a4d25ea2b7b6" text:style-name="Internet_20_link" text:visited-style-name="Visited_20_Internet_20_Link">https://medium.com/@chamikakasun/rest-api-load-testing-with-apache-jmeter-a4d25ea2b7b6</text:a></text:p>
      <text:p text:style-name="P4">- <text:a xlink:type="simple" xlink:href="https://stackabuse.com/monitoring-spring-boot-apps-with-micrometer-prometheus-and-grafana/" text:style-name="Internet_20_link" text:visited-style-name="Visited_20_Internet_20_Link">https://stackabuse.com/monitoring-spring-boot-apps-with-micrometer-prometheus-and-grafana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21:22:38.148549403</meta:creation-date>
    <meta:generator>LibreOffice/6.2.8.2$Linux_X86_64 LibreOffice_project/20$Build-2</meta:generator>
    <dc:date>2020-02-16T22:09:29.550622334</dc:date>
    <meta:editing-duration>PT46M51S</meta:editing-duration>
    <meta:editing-cycles>8</meta:editing-cycles>
    <meta:document-statistic meta:table-count="0" meta:image-count="0" meta:object-count="0" meta:page-count="1" meta:paragraph-count="9" meta:word-count="35" meta:character-count="445" meta:non-whitespace-character-count="419"/>
  </office:meta>
</office:document-meta>
</file>